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Standard">
      <style:text-properties style:font-name="Cambria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>
      <style:text-properties style:font-name="Cambria" style:font-name-asian="Times New Roman1" style:font-name-complex="Times New Roman1"/>
    </style:style>
    <style:style style:name="P12" style:family="paragraph" style:parent-style-name="Text_20_body">
      <style:paragraph-properties fo:text-align="center" style:justify-single-word="false"/>
      <style:text-properties style:font-name="Cambria"/>
    </style:style>
    <style:style style:name="P13" style:family="paragraph" style:parent-style-name="Text_20_body">
      <style:text-properties style:font-name="Cambria" fo:font-weight="bold" style:font-weight-asian="bold" style:font-weight-complex="bold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style:font-name-asian="Times New Roman3" style:font-name-complex="Times New Roman3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094.png" xlink:type="simple" xlink:show="embed" xlink:actuate="onLoad"/></draw:frame></text:p>
          </table:table-cell>
          <table:table-cell table:style-name="Table1.B1" office:value-type="string">
            <text:h text:style-name="P6" text:outline-level="1">Ключ управляемый нормально замкнутый тип 2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9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2.2cm" draw:z-index="1"><draw:image xlink:href="../../odt/images/0094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11">Блок реализует функцию управляемого ключа по алгоритму:</text:p>
            <text:p text:style-name="P12"><draw:frame draw:style-name="fr4" draw:name="Object3" text:anchor-type="as-char" svg:width="8.701cm" svg:height="1.26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8"><text:span text:style-name="T5">где</text:span><text:span text:style-name="T1"><draw:frame draw:style-name="fr4" draw:name="Object1" text:anchor-type="as-char" svg:width="1.064cm" svg:height="0.56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ой сигнал блока </text:span><text:span text:style-name="T3">(</text:span><text:span text:style-name="T1">или вектор сигналов),</text:span><text:span text:style-name="T1"><draw:frame draw:style-name="fr4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выходной сигнал блока (или вектор сигналов).</text:span></text:p>
            <text:p text:style-name="P8"><text:span text:style-name="T5">Управляющий сигнал входит в блок </text:span><text:span text:style-name="T6">снизу</text:span><text:span text:style-name="T7">. В процессе расчета изображение блока меняется, в зависимости от наличия управляющего сигнала: в нормальном положении ключ </text:span><text:span text:style-name="T6">замкнут</text:span><text:span text:style-name="T7">, при подаче управляющего сигнала ключ </text:span><text:span text:style-name="T6">разомкнут</text:span><text:span text:style-name="T7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35cm" svg:height="2.88cm" draw:z-index="5"><draw:image xlink:href="../../odt/images/0094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38cm" svg:height="2.829cm" draw:z-index="6"><draw:image xlink:href="../../odt/images/0094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8"><text:span text:style-name="T5">Блок представляет собой субмодель (сборку). Для того чтобы посмотреть структуру алгоритма – нажмите правой кнопкой «Действия» </text:span><text:span text:style-name="T8">→</text:span><text:span text:style-name="T5"> «Войти в субмодель».</text:span></text:p>
            <text:p text:style-name="P8"><text:span text:style-name="T6">Свойства</text:span><text:span text:style-name="T5">:</text:span><text:span text:style-name="T7"> для работы блока свойства задавать не требуется.</text:span></text:p>
            <text:p text:style-name="P13">Примечани<text:span text:style-name="T4">е</text:span>:</text:p>
            <text:list xml:id="list1764440750193916072" text:style-name="L1">
              <text:list-item>
                <text:p text:style-name="P10">По умолчанию блок формирует <text:span text:style-name="T9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2</dc:title>
    <dc:date>2014-12-01T11:21:20.59</dc:date>
    <meta:generator>OpenOffice/4.1.1$Win32 OpenOffice.org_project/411m6$Build-9775</meta:generator>
    <meta:editing-duration>PT1H7M37S</meta:editing-duration>
    <meta:editing-cycles>29</meta:editing-cycles>
    <meta:document-statistic meta:table-count="2" meta:image-count="4" meta:object-count="3" meta:page-count="1" meta:paragraph-count="18" meta:word-count="109" meta:character-count="757"/>
  </office:meta>
</office:document-meta>
</file>

<file path=Object 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если ~ Управляющий(t) = 0; #
alignl 0, ~ если ~ Управляющий(t) = 1;}  right none
</annotation>
  </semantics>
</math>
</file>